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 1" table:style-name="ta1">
        <table:shapes>
          <draw:frame draw:z-index="0" draw:style-name="gr1" draw:text-style-name="P1" svg:width="29.833cm" svg:height="15.603cm" svg:x="6.269cm" svg:y="3.394cm">
            <draw:object draw:notify-on-update-of-ranges="'Sheet 1'.B1:'Sheet 1'.AE1 'Sheet 1'.A2:'Sheet 1'.A2 'Sheet 1'.B2:'Sheet 1'.AE2 'Sheet 1'.A2:'Sheet 1'.A2 'Sheet 1'.A3:'Sheet 1'.A3 'Sheet 1'.B3:'Sheet 1'.A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384cm" svg:height="15.665cm" svg:x="15.391cm" svg:y="25.461cm">
            <draw:object draw:notify-on-update-of-ranges="'Sheet 1'.B1:'Sheet 1'.AE1 'Sheet 1'.A2:'Sheet 1'.A2 'Sheet 1'.B2:'Sheet 1'.AE2 'Sheet 1'.A2:'Sheet 1'.A2 'Sheet 1'.A3:'Sheet 1'.A3 'Sheet 1'.B3:'Sheet 1'.AE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tency 100kbps – 1000 bytes</text:p>
          </table:table-cell>
          <table:table-cell office:value-type="float" office:value="33.322345516129" calcext:value-type="float">
            <text:p>33.322345516129</text:p>
          </table:table-cell>
          <table:table-cell office:value-type="float" office:value="46.9787546842105" calcext:value-type="float">
            <text:p>46.9787546842105</text:p>
          </table:table-cell>
          <table:table-cell office:value-type="float" office:value="58.0556603103448" calcext:value-type="float">
            <text:p>58.0556603103448</text:p>
          </table:table-cell>
          <table:table-cell office:value-type="float" office:value="55.9752399041096" calcext:value-type="float">
            <text:p>55.9752399041096</text:p>
          </table:table-cell>
          <table:table-cell office:value-type="float" office:value="64.314281" calcext:value-type="float">
            <text:p>64.314281</text:p>
          </table:table-cell>
          <table:table-cell office:value-type="float" office:value="50.3274388947368" calcext:value-type="float">
            <text:p>50.3274388947368</text:p>
          </table:table-cell>
          <table:table-cell office:value-type="float" office:value="40.2401051758242" calcext:value-type="float">
            <text:p>40.2401051758242</text:p>
          </table:table-cell>
          <table:table-cell office:value-type="float" office:value="98.9331334590164" calcext:value-type="float">
            <text:p>98.9331334590164</text:p>
          </table:table-cell>
          <table:table-cell office:value-type="float" office:value="31.1677292758621" calcext:value-type="float">
            <text:p>31.1677292758621</text:p>
          </table:table-cell>
          <table:table-cell office:value-type="float" office:value="78.5116494210526" calcext:value-type="float">
            <text:p>78.5116494210526</text:p>
          </table:table-cell>
          <table:table-cell office:value-type="float" office:value="35.8050217407407" calcext:value-type="float">
            <text:p>35.8050217407407</text:p>
          </table:table-cell>
          <table:table-cell office:value-type="float" office:value="34.7976143333333" calcext:value-type="float">
            <text:p>34.7976143333333</text:p>
          </table:table-cell>
          <table:table-cell office:value-type="float" office:value="61.922305691358" calcext:value-type="float">
            <text:p>61.922305691358</text:p>
          </table:table-cell>
          <table:table-cell office:value-type="float" office:value="55.6568735925926" calcext:value-type="float">
            <text:p>55.6568735925926</text:p>
          </table:table-cell>
          <table:table-cell office:value-type="float" office:value="25.3707326129032" calcext:value-type="float">
            <text:p>25.3707326129032</text:p>
          </table:table-cell>
          <table:table-cell office:value-type="float" office:value="0" calcext:value-type="float">
            <text:p>0</text:p>
          </table:table-cell>
          <table:table-cell office:value-type="float" office:value="37.7484915263158" calcext:value-type="float">
            <text:p>37.7484915263158</text:p>
          </table:table-cell>
          <table:table-cell office:value-type="float" office:value="118.639752698113" calcext:value-type="float">
            <text:p>118.639752698113</text:p>
          </table:table-cell>
          <table:table-cell office:value-type="float" office:value="23.2309476666667" calcext:value-type="float">
            <text:p>23.2309476666667</text:p>
          </table:table-cell>
          <table:table-cell office:value-type="float" office:value="29.8654858192771" calcext:value-type="float">
            <text:p>29.8654858192771</text:p>
          </table:table-cell>
          <table:table-cell office:value-type="float" office:value="88.1584838985507" calcext:value-type="float">
            <text:p>88.1584838985507</text:p>
          </table:table-cell>
          <table:table-cell office:value-type="float" office:value="25.3707326129032" calcext:value-type="float">
            <text:p>25.3707326129032</text:p>
          </table:table-cell>
          <table:table-cell office:value-type="float" office:value="84.2531698888889" calcext:value-type="float">
            <text:p>84.2531698888889</text:p>
          </table:table-cell>
          <table:table-cell office:value-type="float" office:value="26.739281" calcext:value-type="float">
            <text:p>26.739281</text:p>
          </table:table-cell>
          <table:table-cell office:value-type="float" office:value="36.2709476666667" calcext:value-type="float">
            <text:p>36.2709476666667</text:p>
          </table:table-cell>
          <table:table-cell office:value-type="float" office:value="43.7551900909091" calcext:value-type="float">
            <text:p>43.7551900909091</text:p>
          </table:table-cell>
          <table:table-cell office:value-type="float" office:value="41.3109476666667" calcext:value-type="float">
            <text:p>41.3109476666667</text:p>
          </table:table-cell>
          <table:table-cell office:value-type="float" office:value="45.7565886923077" calcext:value-type="float">
            <text:p>45.7565886923077</text:p>
          </table:table-cell>
          <table:table-cell office:value-type="float" office:value="36.7654304252874" calcext:value-type="float">
            <text:p>36.7654304252874</text:p>
          </table:table-cell>
          <table:table-cell office:value-type="float" office:value="60.0565886923077" calcext:value-type="float">
            <text:p>60.0565886923077</text:p>
          </table:table-cell>
        </table:table-row>
        <table:table-row table:style-name="ro1">
          <table:table-cell office:value-type="string" calcext:value-type="string">
            <text:p>latency 1Mbps – 1000 bytes</text:p>
          </table:table-cell>
          <table:table-cell office:value-type="float" office:value="438.175392111111" calcext:value-type="float">
            <text:p>438.175392111111</text:p>
          </table:table-cell>
          <table:table-cell office:value-type="float" office:value="428.097614333333" calcext:value-type="float">
            <text:p>428.097614333333</text:p>
          </table:table-cell>
          <table:table-cell table:number-columns-repeated="3" office:value-type="float" office:value="438.175392111111" calcext:value-type="float">
            <text:p>438.175392111111</text:p>
          </table:table-cell>
          <table:table-cell office:value-type="float" office:value="429.497614333333" calcext:value-type="float">
            <text:p>429.497614333333</text:p>
          </table:table-cell>
          <table:table-cell office:value-type="float" office:value="447.286503222222" calcext:value-type="float">
            <text:p>447.286503222222</text:p>
          </table:table-cell>
          <table:table-cell office:value-type="float" office:value="457.240751588235" calcext:value-type="float">
            <text:p>457.240751588235</text:p>
          </table:table-cell>
          <table:table-cell office:value-type="float" office:value="410.327438894737" calcext:value-type="float">
            <text:p>410.327438894737</text:p>
          </table:table-cell>
          <table:table-cell office:value-type="float" office:value="429.097614333333" calcext:value-type="float">
            <text:p>429.097614333333</text:p>
          </table:table-cell>
          <table:table-cell table:number-columns-repeated="2" office:value-type="float" office:value="438.175392111111" calcext:value-type="float">
            <text:p>438.175392111111</text:p>
          </table:table-cell>
          <table:table-cell office:value-type="float" office:value="427.897614333333" calcext:value-type="float">
            <text:p>427.897614333333</text:p>
          </table:table-cell>
          <table:table-cell office:value-type="float" office:value="397.564281" calcext:value-type="float">
            <text:p>397.564281</text:p>
          </table:table-cell>
          <table:table-cell office:value-type="float" office:value="410.327438894737" calcext:value-type="float">
            <text:p>410.327438894737</text:p>
          </table:table-cell>
          <table:table-cell office:value-type="float" office:value="0" calcext:value-type="float">
            <text:p>0</text:p>
          </table:table-cell>
          <table:table-cell office:value-type="float" office:value="438.175392111111" calcext:value-type="float">
            <text:p>438.175392111111</text:p>
          </table:table-cell>
          <table:table-cell office:value-type="float" office:value="429.497614333333" calcext:value-type="float">
            <text:p>429.497614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564281" calcext:value-type="float">
            <text:p>362.564281</text:p>
          </table:table-cell>
          <table:table-cell office:value-type="float" office:value="410.327438894737" calcext:value-type="float">
            <text:p>410.327438894737</text:p>
          </table:table-cell>
          <table:table-cell office:value-type="float" office:value="429.297614333333" calcext:value-type="float">
            <text:p>429.297614333333</text:p>
          </table:table-cell>
          <table:table-cell office:value-type="float" office:value="173.279665615385" calcext:value-type="float">
            <text:p>173.279665615385</text:p>
          </table:table-cell>
          <table:table-cell office:value-type="float" office:value="375.477324478261" calcext:value-type="float">
            <text:p>375.477324478261</text:p>
          </table:table-cell>
          <table:table-cell office:value-type="float" office:value="85.8213431468927" calcext:value-type="float">
            <text:p>85.8213431468927</text:p>
          </table:table-cell>
          <table:table-cell office:value-type="float" office:value="150.329498391304" calcext:value-type="float">
            <text:p>150.329498391304</text:p>
          </table:table-cell>
          <table:table-cell office:value-type="float" office:value="0" calcext:value-type="float">
            <text:p>0</text:p>
          </table:table-cell>
          <table:table-cell office:value-type="float" office:value="438.175392111111" calcext:value-type="float">
            <text:p>438.175392111111</text:p>
          </table:table-cell>
          <table:table-cell office:value-type="float" office:value="427.897614333333" calcext:value-type="float">
            <text:p>427.897614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9:39:37.173438</meta:creation-date>
    <dc:date>2024-08-28T21:40:22.733426541</dc:date>
    <meta:generator>LibreOffice/7.3.7.2$Linux_X86_64 LibreOffice_project/30$Build-2</meta:generator>
    <meta:editing-cycles>7</meta:editing-cycles>
    <meta:editing-duration>PT11H41M11S</meta:editing-duration>
    <meta:document-statistic meta:table-count="1" meta:cell-count="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34cm" svg:height="15.604cm" xlink:href=".." xlink:type="simple" chart:class="chart:bar" chart:row-mapping="0 1" chart:style-name="ch1">
        <chart:title svg:x="10.985cm" svg:y="0.447cm" chart:style-name="ch2">
          <text:p>Latency with number of nodes</text:p>
        </chart:title>
        <chart:legend chart:legend-position="bottom" svg:x="9.125cm" svg:y="14.599cm" style:legend-expansion="custom" svg:width="12.091cm" svg:height="0.651cm" style:legend-expansion-aspect-ratio="18.5729646697389" chart:style-name="ch3"/>
        <chart:plot-area chart:style-name="ch4" table:cell-range-address="'Sheet 1'.A1:'Sheet 1'.AE3" chart:data-source-has-labels="both" svg:x="1.826cm" svg:y="1.66cm" svg:width="27.412cm" svg:height="11.596cm">
          <chart:coordinate-region svg:x="2.633cm" svg:y="1.859cm" svg:width="26.605cm" svg:height="10.75cm"/>
          <chart:axis chart:dimension="x" chart:name="primary-x" chart:style-name="ch5" chartooo:axis-type="auto">
            <chartooo:date-scale/>
            <chart:title svg:x="13.874cm" svg:y="13.569cm" chart:style-name="ch6">
              <text:p>Number of node</text:p>
            </chart:title>
            <chart:categories table:cell-range-address="'Sheet 1'.B1:'Sheet 1'.AE1"/>
            <chart:grid chart:style-name="ch7" chart:class="major"/>
          </chart:axis>
          <chart:axis chart:dimension="y" chart:name="primary-y" chart:style-name="ch8">
            <chart:title svg:x="0.451cm" svg:y="8.824cm" chart:style-name="ch9">
              <text:p>Latency [ms]</text:p>
            </chart:title>
            <chart:grid chart:style-name="ch7" chart:class="major"/>
          </chart:axis>
          <chart:series chart:style-name="ch10" chart:values-cell-range-address="'Sheet 1'.B2:'Sheet 1'.AE2" chart:label-cell-address="'Sheet 1'.A2:'Sheet 1'.A2" chart:class="chart:bar">
            <chart:data-point chart:repeated="30"/>
            <loext:propertry-mapping loext:property="BorderColor" loext:cell-range-address="'Sheet 1'.A2:'Sheet 1'.A2"/>
          </chart:series>
          <chart:series chart:style-name="ch11" chart:values-cell-range-address="'Sheet 1'.B3:'Sheet 1'.AE3" chart:label-cell-address="'Sheet 1'.A3:'Sheet 1'.A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'Sheet 1'.B1:'Sheet 1'.A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latency 100kbps – 1000 bytes</text:p>
                <draw:g>
                  <svg:desc>'Sheet 1'.A2:'Sheet 1'.A2</svg:desc>
                </draw:g>
              </table:table-cell>
              <table:table-cell office:value-type="float" office:value="33.322345516129">
                <text:p>33.322345516129</text:p>
                <draw:g>
                  <svg:desc>'Sheet 1'.B2:'Sheet 1'.AE2</svg:desc>
                </draw:g>
              </table:table-cell>
              <table:table-cell office:value-type="float" office:value="46.9787546842105">
                <text:p>46.9787546842105</text:p>
              </table:table-cell>
              <table:table-cell office:value-type="float" office:value="58.0556603103448">
                <text:p>58.0556603103448</text:p>
              </table:table-cell>
              <table:table-cell office:value-type="float" office:value="55.9752399041096">
                <text:p>55.9752399041096</text:p>
              </table:table-cell>
              <table:table-cell office:value-type="float" office:value="64.314281">
                <text:p>64.314281</text:p>
              </table:table-cell>
              <table:table-cell office:value-type="float" office:value="50.3274388947368">
                <text:p>50.3274388947368</text:p>
              </table:table-cell>
              <table:table-cell office:value-type="float" office:value="40.2401051758242">
                <text:p>40.2401051758242</text:p>
              </table:table-cell>
              <table:table-cell office:value-type="float" office:value="98.9331334590164">
                <text:p>98.9331334590164</text:p>
              </table:table-cell>
              <table:table-cell office:value-type="float" office:value="31.1677292758621">
                <text:p>31.1677292758621</text:p>
              </table:table-cell>
              <table:table-cell office:value-type="float" office:value="78.5116494210526">
                <text:p>78.5116494210526</text:p>
              </table:table-cell>
              <table:table-cell office:value-type="float" office:value="35.8050217407407">
                <text:p>35.8050217407407</text:p>
              </table:table-cell>
              <table:table-cell office:value-type="float" office:value="34.7976143333333">
                <text:p>34.7976143333333</text:p>
              </table:table-cell>
              <table:table-cell office:value-type="float" office:value="61.922305691358">
                <text:p>61.922305691358</text:p>
              </table:table-cell>
              <table:table-cell office:value-type="float" office:value="55.6568735925926">
                <text:p>55.6568735925926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0">
                <text:p>0</text:p>
              </table:table-cell>
              <table:table-cell office:value-type="float" office:value="37.7484915263158">
                <text:p>37.7484915263158</text:p>
              </table:table-cell>
              <table:table-cell office:value-type="float" office:value="118.639752698113">
                <text:p>118.639752698113</text:p>
              </table:table-cell>
              <table:table-cell office:value-type="float" office:value="23.2309476666667">
                <text:p>23.2309476666667</text:p>
              </table:table-cell>
              <table:table-cell office:value-type="float" office:value="29.8654858192771">
                <text:p>29.8654858192771</text:p>
              </table:table-cell>
              <table:table-cell office:value-type="float" office:value="88.1584838985507">
                <text:p>88.1584838985507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84.2531698888889">
                <text:p>84.2531698888889</text:p>
              </table:table-cell>
              <table:table-cell office:value-type="float" office:value="26.739281">
                <text:p>26.739281</text:p>
              </table:table-cell>
              <table:table-cell office:value-type="float" office:value="36.2709476666667">
                <text:p>36.2709476666667</text:p>
              </table:table-cell>
              <table:table-cell office:value-type="float" office:value="43.7551900909091">
                <text:p>43.7551900909091</text:p>
              </table:table-cell>
              <table:table-cell office:value-type="float" office:value="41.3109476666667">
                <text:p>41.3109476666667</text:p>
              </table:table-cell>
              <table:table-cell office:value-type="float" office:value="45.7565886923077">
                <text:p>45.7565886923077</text:p>
              </table:table-cell>
              <table:table-cell office:value-type="float" office:value="36.7654304252874">
                <text:p>36.7654304252874</text:p>
              </table:table-cell>
              <table:table-cell office:value-type="float" office:value="60.0565886923077">
                <text:p>60.056588692307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heet 1'.A2:'Sheet 1'.A2</svg:desc>
                </draw:g>
              </table:table-cell>
            </table:table-row>
            <table:table-row>
              <table:table-cell office:value-type="string">
                <text:p>latency 1Mbps – 1000 bytes</text:p>
                <draw:g>
                  <svg:desc>'Sheet 1'.A3:'Sheet 1'.A3</svg:desc>
                </draw:g>
              </table:table-cell>
              <table:table-cell office:value-type="float" office:value="438.175392111111">
                <text:p>438.175392111111</text:p>
                <draw:g>
                  <svg:desc>'Sheet 1'.B3:'Sheet 1'.AE3</svg:desc>
                </draw:g>
              </table:table-cell>
              <table:table-cell office:value-type="float" office:value="428.097614333333">
                <text:p>428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447.286503222222">
                <text:p>447.286503222222</text:p>
              </table:table-cell>
              <table:table-cell office:value-type="float" office:value="457.240751588235">
                <text:p>457.240751588235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097614333333">
                <text:p>429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  <table:table-cell office:value-type="float" office:value="397.564281">
                <text:p>397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.564281">
                <text:p>362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297614333333">
                <text:p>429.297614333333</text:p>
              </table:table-cell>
              <table:table-cell office:value-type="float" office:value="173.279665615385">
                <text:p>173.279665615385</text:p>
              </table:table-cell>
              <table:table-cell office:value-type="float" office:value="375.477324478261">
                <text:p>375.477324478261</text:p>
              </table:table-cell>
              <table:table-cell office:value-type="float" office:value="85.8213431468927">
                <text:p>85.8213431468927</text:p>
              </table:table-cell>
              <table:table-cell office:value-type="float" office:value="150.329498391304">
                <text:p>150.329498391304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85cm" svg:height="15.666cm" xlink:href=".." xlink:type="simple" chart:class="chart:bar" chart:row-mapping="0 1" chart:style-name="ch1">
        <chart:title svg:x="5.76cm" svg:y="0.448cm" chart:style-name="ch2">
          <text:p>Latency with number of nodes</text:p>
        </chart:title>
        <chart:legend chart:legend-position="bottom" svg:x="3.167cm" svg:y="14.519cm" style:legend-expansion="custom" svg:width="13.937cm" svg:height="0.653cm" style:legend-expansion-aspect-ratio="21.3430321592649" chart:style-name="ch3"/>
        <chart:plot-area chart:style-name="ch4" table:cell-range-address="'Sheet 1'.A1:'Sheet 1'.AE3" chart:data-source-has-labels="both" svg:x="1.617cm" svg:y="1.662cm" svg:width="17.381cm" svg:height="11.655cm">
          <chart:coordinate-region svg:x="2.424cm" svg:y="1.861cm" svg:width="16.574cm" svg:height="10.809cm"/>
          <chart:axis chart:dimension="x" chart:name="primary-x" chart:style-name="ch5" chartooo:axis-type="auto">
            <chartooo:date-scale/>
            <chart:title svg:x="8.649cm" svg:y="13.631cm" chart:style-name="ch6">
              <text:p>Number of node</text:p>
            </chart:title>
            <chart:categories table:cell-range-address="'Sheet 1'.B1:'Sheet 1'.AE1"/>
            <chart:grid chart:style-name="ch7" chart:class="major"/>
          </chart:axis>
          <chart:axis chart:dimension="y" chart:name="primary-y" chart:style-name="ch8">
            <chart:title svg:x="0.451cm" svg:y="8.855cm" chart:style-name="ch9">
              <text:p>Latency [ms]</text:p>
            </chart:title>
            <chart:grid chart:style-name="ch7" chart:class="major"/>
          </chart:axis>
          <chart:series chart:style-name="ch10" chart:values-cell-range-address="'Sheet 1'.B2:'Sheet 1'.AE2" chart:label-cell-address="'Sheet 1'.A2:'Sheet 1'.A2" chart:class="chart:bar">
            <chart:data-point chart:repeated="30"/>
            <loext:propertry-mapping loext:property="BorderColor" loext:cell-range-address="'Sheet 1'.A2:'Sheet 1'.A2"/>
          </chart:series>
          <chart:series chart:style-name="ch11" chart:values-cell-range-address="'Sheet 1'.B3:'Sheet 1'.AE3" chart:label-cell-address="'Sheet 1'.A3:'Sheet 1'.A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'Sheet 1'.B1:'Sheet 1'.A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latency 100kbps – 1000 bytes</text:p>
                <draw:g>
                  <svg:desc>'Sheet 1'.A2:'Sheet 1'.A2</svg:desc>
                </draw:g>
              </table:table-cell>
              <table:table-cell office:value-type="float" office:value="33.322345516129">
                <text:p>33.322345516129</text:p>
                <draw:g>
                  <svg:desc>'Sheet 1'.B2:'Sheet 1'.AE2</svg:desc>
                </draw:g>
              </table:table-cell>
              <table:table-cell office:value-type="float" office:value="46.9787546842105">
                <text:p>46.9787546842105</text:p>
              </table:table-cell>
              <table:table-cell office:value-type="float" office:value="58.0556603103448">
                <text:p>58.0556603103448</text:p>
              </table:table-cell>
              <table:table-cell office:value-type="float" office:value="55.9752399041096">
                <text:p>55.9752399041096</text:p>
              </table:table-cell>
              <table:table-cell office:value-type="float" office:value="64.314281">
                <text:p>64.314281</text:p>
              </table:table-cell>
              <table:table-cell office:value-type="float" office:value="50.3274388947368">
                <text:p>50.3274388947368</text:p>
              </table:table-cell>
              <table:table-cell office:value-type="float" office:value="40.2401051758242">
                <text:p>40.2401051758242</text:p>
              </table:table-cell>
              <table:table-cell office:value-type="float" office:value="98.9331334590164">
                <text:p>98.9331334590164</text:p>
              </table:table-cell>
              <table:table-cell office:value-type="float" office:value="31.1677292758621">
                <text:p>31.1677292758621</text:p>
              </table:table-cell>
              <table:table-cell office:value-type="float" office:value="78.5116494210526">
                <text:p>78.5116494210526</text:p>
              </table:table-cell>
              <table:table-cell office:value-type="float" office:value="35.8050217407407">
                <text:p>35.8050217407407</text:p>
              </table:table-cell>
              <table:table-cell office:value-type="float" office:value="34.7976143333333">
                <text:p>34.7976143333333</text:p>
              </table:table-cell>
              <table:table-cell office:value-type="float" office:value="61.922305691358">
                <text:p>61.922305691358</text:p>
              </table:table-cell>
              <table:table-cell office:value-type="float" office:value="55.6568735925926">
                <text:p>55.6568735925926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0">
                <text:p>0</text:p>
              </table:table-cell>
              <table:table-cell office:value-type="float" office:value="37.7484915263158">
                <text:p>37.7484915263158</text:p>
              </table:table-cell>
              <table:table-cell office:value-type="float" office:value="118.639752698113">
                <text:p>118.639752698113</text:p>
              </table:table-cell>
              <table:table-cell office:value-type="float" office:value="23.2309476666667">
                <text:p>23.2309476666667</text:p>
              </table:table-cell>
              <table:table-cell office:value-type="float" office:value="29.8654858192771">
                <text:p>29.8654858192771</text:p>
              </table:table-cell>
              <table:table-cell office:value-type="float" office:value="88.1584838985507">
                <text:p>88.1584838985507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84.2531698888889">
                <text:p>84.2531698888889</text:p>
              </table:table-cell>
              <table:table-cell office:value-type="float" office:value="26.739281">
                <text:p>26.739281</text:p>
              </table:table-cell>
              <table:table-cell office:value-type="float" office:value="36.2709476666667">
                <text:p>36.2709476666667</text:p>
              </table:table-cell>
              <table:table-cell office:value-type="float" office:value="43.7551900909091">
                <text:p>43.7551900909091</text:p>
              </table:table-cell>
              <table:table-cell office:value-type="float" office:value="41.3109476666667">
                <text:p>41.3109476666667</text:p>
              </table:table-cell>
              <table:table-cell office:value-type="float" office:value="45.7565886923077">
                <text:p>45.7565886923077</text:p>
              </table:table-cell>
              <table:table-cell office:value-type="float" office:value="36.7654304252874">
                <text:p>36.7654304252874</text:p>
              </table:table-cell>
              <table:table-cell office:value-type="float" office:value="60.0565886923077">
                <text:p>60.056588692307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heet 1'.A2:'Sheet 1'.A2</svg:desc>
                </draw:g>
              </table:table-cell>
            </table:table-row>
            <table:table-row>
              <table:table-cell office:value-type="string">
                <text:p>latency 1Mbps – 1000 bytes</text:p>
                <draw:g>
                  <svg:desc>'Sheet 1'.A3:'Sheet 1'.A3</svg:desc>
                </draw:g>
              </table:table-cell>
              <table:table-cell office:value-type="float" office:value="438.175392111111">
                <text:p>438.175392111111</text:p>
                <draw:g>
                  <svg:desc>'Sheet 1'.B3:'Sheet 1'.AE3</svg:desc>
                </draw:g>
              </table:table-cell>
              <table:table-cell office:value-type="float" office:value="428.097614333333">
                <text:p>428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447.286503222222">
                <text:p>447.286503222222</text:p>
              </table:table-cell>
              <table:table-cell office:value-type="float" office:value="457.240751588235">
                <text:p>457.240751588235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097614333333">
                <text:p>429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  <table:table-cell office:value-type="float" office:value="397.564281">
                <text:p>397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.564281">
                <text:p>362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297614333333">
                <text:p>429.297614333333</text:p>
              </table:table-cell>
              <table:table-cell office:value-type="float" office:value="173.279665615385">
                <text:p>173.279665615385</text:p>
              </table:table-cell>
              <table:table-cell office:value-type="float" office:value="375.477324478261">
                <text:p>375.477324478261</text:p>
              </table:table-cell>
              <table:table-cell office:value-type="float" office:value="85.8213431468927">
                <text:p>85.8213431468927</text:p>
              </table:table-cell>
              <table:table-cell office:value-type="float" office:value="150.329498391304">
                <text:p>150.329498391304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